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2" svg:font-family="'Noto Sans Devanagari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2792in" fo:margin-left="0in" fo:margin-top="0in" fo:margin-bottom="0in" table:align="left" style:writing-mode="lr-tb"/>
    </style:style>
    <style:style style:name="Table3.A" style:family="table-column">
      <style:table-column-properties style:column-width="3.0514in"/>
    </style:style>
    <style:style style:name="Table3.B" style:family="table-column">
      <style:table-column-properties style:column-width="3.227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2" style:family="table-row">
      <style:table-row-properties style:min-row-height="2.2222in" fo:keep-together="auto"/>
    </style:style>
    <style:style style:name="P1" style:family="paragraph" style:parent-style-name="No_20_Spacing">
      <style:paragraph-properties fo:text-align="end" style:justify-single-word="false"/>
    </style:style>
    <style:style style:name="P2" style:family="paragraph" style:parent-style-name="No_20_Spacing">
      <style:paragraph-properties fo:line-height="150%"/>
    </style:style>
    <style:style style:name="P3" style:family="paragraph" style:parent-style-name="No_20_Spacing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No_20_Spacing">
      <style:text-properties fo:font-size="11pt" style:font-size-asian="11pt" style:font-size-complex="11pt"/>
    </style:style>
    <style:style style:name="P5" style:family="paragraph" style:parent-style-name="No_20_Spacing">
      <style:paragraph-properties fo:line-height="150%"/>
      <style:text-properties fo:font-size="11pt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2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c1478" style:font-size-complex="12pt"/>
    </style:style>
    <style:style style:name="P8" style:family="paragraph" style:parent-style-name="Standard">
      <style:paragraph-properties fo:margin-top="0in" fo:margin-bottom="0in" loext:contextual-spacing="false" fo:line-height="150%"/>
      <style:text-properties style:font-name="Times New Roman" style:font-name-asian="Times New Roman1" style:language-asian="ru" style:country-asian="RU" style:font-name-complex="Times New Roman1" style:font-size-complex="16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officeooo:rsid="001c1478" officeooo:paragraph-rsid="001c1478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6pt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style:font-size-asian="14pt" style:font-size-complex="16pt"/>
    </style:style>
    <style:style style:name="P12" style:family="paragraph" style:parent-style-name="No_20_Spacing">
      <style:text-properties style:font-name="Times New Roman"/>
    </style:style>
    <style:style style:name="P13" style:family="paragraph" style:parent-style-name="No_20_Spacing">
      <style:paragraph-properties fo:text-align="start" style:justify-single-word="false"/>
      <style:text-properties style:font-name="Times New Roman"/>
    </style:style>
    <style:style style:name="P14" style:family="paragraph" style:parent-style-name="No_20_Spacing">
      <style:paragraph-properties fo:text-align="center" style:justify-single-word="false"/>
    </style:style>
    <style:style style:name="P15" style:family="paragraph" style:parent-style-name="No_20_Spacing">
      <style:paragraph-properties fo:line-height="150%" fo:text-align="start" style:justify-single-word="false"/>
    </style:style>
    <style:style style:name="P16" style:family="paragraph" style:parent-style-name="No_20_Spacing">
      <style:paragraph-properties fo:line-height="150%" fo:text-align="start" style:justify-single-word="false"/>
      <style:text-properties officeooo:paragraph-rsid="001c2b89"/>
    </style:style>
    <style:style style:name="P17" style:family="paragraph" style:parent-style-name="No_20_Spacing">
      <style:paragraph-properties fo:line-height="150%" fo:text-align="start" style:justify-single-word="false"/>
      <style:text-properties fo:font-size="10pt" officeooo:paragraph-rsid="001c2b89" style:font-size-asian="10pt" style:font-size-complex="10pt"/>
    </style:style>
    <style:style style:name="P18" style:family="paragraph" style:parent-style-name="No_20_Spacing">
      <style:paragraph-properties fo:line-height="150%" fo:text-align="start" style:justify-single-word="false"/>
      <style:text-properties officeooo:paragraph-rsid="001e65f6" style:font-size-complex="10pt"/>
    </style:style>
    <style:style style:name="P19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style:font-size-complex="12pt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6pt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023af2f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bdcb2" style:font-size-asian="11pt" style:font-size-complex="11pt"/>
    </style:style>
    <style:style style:name="T4" style:family="text">
      <style:text-properties style:font-name="Times New Roman" fo:font-size="12pt" officeooo:rsid="001c2b89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officeooo:rsid="001c2b89"/>
    </style:style>
    <style:style style:name="T6" style:family="text">
      <style:text-properties officeooo:rsid="001e65f6"/>
    </style:style>
    <style:style style:name="T7" style:family="text">
      <style:text-properties style:use-window-font-color="true" style:font-name="Times New Roman" fo:font-size="12pt" fo:language="ru" fo:country="RU" fo:font-weight="normal" officeooo:rsid="003a3d76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2pt" fo:language="ru" fo:country="RU" fo:font-weight="normal" officeooo:rsid="00330815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officeooo:rsid="00221da3"/>
    </style:style>
    <style:style style:name="T10" style:family="text">
      <style:text-properties officeooo:rsid="0023af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ОБРАЗОВАНИЯ И НАУКИ РОССИЙСКОЙ ФЕДЕРАЦИИ </text:p>
      <text:p text:style-name="P6">ФЕДЕРАЛЬНОЕ ГОСУДАРСТВЕННОЕ БЮДЖЕТНОЕ</text:p>
      <text:p text:style-name="P6">ОБРАЗОВАТЕЛЬНОЕ УЧРЕЖДЕНИЕ ВЫСШЕГО ОБРАЗОВАНИЯ </text:p>
      <text:p text:style-name="P6">«БАШКИРСКИЙ ГОСУДАРСТВЕННЫЙ УНИВЕРСИТЕТ»</text:p>
      <text:p text:style-name="P6"/>
      <text:p text:style-name="P6">ФИЗИКО-ТЕХНИЧЕСКИЙ ИНСТИТУТ</text:p>
      <text:p text:style-name="P6">КАФЕДРА ГЕОФИЗИКИ</text:p>
      <text:p text:style-name="P6"/>
      <text:p text:style-name="P6"/>
      <text:p text:style-name="P6">КУРСОВАЯ РАБОТА</text:p>
      <text:p text:style-name="P6">ПО ПРОГРАММЕ МАГИСТРАТУРЫ</text:p>
      <text:p text:style-name="P6"/>
      <text:p text:style-name="P9">КАДЫРОВ АЛМАЗ ВЕНЕРОВИЧ</text:p>
      <text:p text:style-name="P6"/>
      <text:p text:style-name="P7">«РЕШЕНИЕ ЗАДАЧИ ПОДДЕРЖКИ ОЧЕРЕДИ ЗАДАЧ IBM LSF В КЛИЕНТЕ ЗАПУСКА РАСЧЕТОВ НА КЛАСТЕРЕ SCHEDULER»</text:p>
      <text:p text:style-name="P6"/>
      <text:p text:style-name="P6"/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5">Выполнил:</text:p>
            <text:p text:style-name="P4">Магистрант 1 года очной формы обучения</text:p>
            <text:p text:style-name="P4">Направление подготовки – «Геология»</text:p>
            <text:p text:style-name="No_20_Spacing"><text:span text:style-name="T2">Программа подготовки – «</text:span><text:span text:style-name="T3">Цифровые технологии в петрофизике</text:span><text:span text:style-name="T2">»</text:span></text:p>
            <text:p text:style-name="P4"/>
          </table:table-cell>
        </table:table-row>
        <table:table-row table:style-name="Table3.2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3"/>
            <text:p text:style-name="P15">Руководитель:</text:p>
            <text:p text:style-name="P21">старший преподаватель <text:span text:style-name="T10">кафедры «Цифровые технологии в петрофизике»</text:span></text:p>
            <text:p text:style-name="P15">____________<text:span text:style-name="T1">_______</text:span>_ / <text:span text:style-name="T4">О.Р. Привалова</text:span></text:p>
            <text:p text:style-name="P17"/>
            <text:p text:style-name="P16"><text:span text:style-name="T5">Консультант</text:span>:</text:p>
            <text:p text:style-name="P18"><text:span text:style-name="T7">главный</text:span><text:span text:style-name="T8"> специалист</text:span></text:p>
            <text:p text:style-name="P17">____________<text:span text:style-name="T1">_______</text:span>_ / <text:span text:style-name="T4">И.Ф. Сайфуллин</text:span></text:p>
          </table:table-cell>
        </table:table-row>
      </table:table>
      <text:p text:style-name="P11"/>
      <text:p text:style-name="P10"/>
      <text:p text:style-name="P10"/>
      <text:p text:style-name="P10">УФА – 20<text:span text:style-name="T5">2</text:span><text:span text:style-name="T9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2" svg:font-family="'Noto Sans Devanagari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Тема-Office_7e_LT_7e_Gliederung_20_1" style:display-name="Master1-Тема-Office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Gliederung_20_2" style:display-name="Master1-Тема-Office~LT~Gliederung 2" style:family="paragraph" style:parent-style-name="Master1-Тема-Office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Тема-Office_7e_LT_7e_Gliederung_20_3" style:display-name="Master1-Тема-Office~LT~Gliederung 3" style:family="paragraph" style:parent-style-name="Master1-Тема-Office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Тема-Office_7e_LT_7e_Gliederung_20_4" style:display-name="Master1-Тема-Office~LT~Gliederung 4" style:family="paragraph" style:parent-style-name="Master1-Тема-Office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5" style:display-name="Master1-Тема-Office~LT~Gliederung 5" style:family="paragraph" style:parent-style-name="Master1-Тема-Office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6" style:display-name="Master1-Тема-Office~LT~Gliederung 6" style:family="paragraph" style:parent-style-name="Master1-Тема-Office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7" style:display-name="Master1-Тема-Office~LT~Gliederung 7" style:family="paragraph" style:parent-style-name="Master1-Тема-Office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8" style:display-name="Master1-Тема-Office~LT~Gliederung 8" style:family="paragraph" style:parent-style-name="Master1-Тема-Office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9" style:display-name="Master1-Тема-Office~LT~Gliederung 9" style:family="paragraph" style:parent-style-name="Master1-Тема-Office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Titel" style:display-name="Master1-Тема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Untertitel" style:display-name="Master1-Тема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Notizen" style:display-name="Master1-Тема-Offic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Hintergrundobjekte" style:display-name="Master1-Тема-Offic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Тема-Office_7e_LT_7e_Hintergrund" style:display-name="Master1-Тема-Offic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Gliederung_20_1" style:display-name="Master1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Gliederung_20_2" style:display-name="Master1-Layout1-title-Титульный-слайд~LT~Gliederung 2" style:family="paragraph" style:parent-style-name="Master1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Титульный-слайд_7e_LT_7e_Gliederung_20_3" style:display-name="Master1-Layout1-title-Титульный-слайд~LT~Gliederung 3" style:family="paragraph" style:parent-style-name="Master1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Титульный-слайд_7e_LT_7e_Gliederung_20_4" style:display-name="Master1-Layout1-title-Титульный-слайд~LT~Gliederung 4" style:family="paragraph" style:parent-style-name="Master1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5" style:display-name="Master1-Layout1-title-Титульный-слайд~LT~Gliederung 5" style:family="paragraph" style:parent-style-name="Master1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6" style:display-name="Master1-Layout1-title-Титульный-слайд~LT~Gliederung 6" style:family="paragraph" style:parent-style-name="Master1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7" style:display-name="Master1-Layout1-title-Титульный-слайд~LT~Gliederung 7" style:family="paragraph" style:parent-style-name="Master1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8" style:display-name="Master1-Layout1-title-Титульный-слайд~LT~Gliederung 8" style:family="paragraph" style:parent-style-name="Master1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9" style:display-name="Master1-Layout1-title-Титульный-слайд~LT~Gliederung 9" style:family="paragraph" style:parent-style-name="Master1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Titel" style:display-name="Master1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Untertitel" style:display-name="Master1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Notizen" style:display-name="Master1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Hintergrundobjekte" style:display-name="Master1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Hintergrund" style:display-name="Master1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Gliederung_20_1" style:display-name="Master1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Gliederung_20_2" style:display-name="Master1-Layout2-obj-Заголовок-и-объект~LT~Gliederung 2" style:family="paragraph" style:parent-style-name="Master1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Заголовок-и-объект_7e_LT_7e_Gliederung_20_3" style:display-name="Master1-Layout2-obj-Заголовок-и-объект~LT~Gliederung 3" style:family="paragraph" style:parent-style-name="Master1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Заголовок-и-объект_7e_LT_7e_Gliederung_20_4" style:display-name="Master1-Layout2-obj-Заголовок-и-объект~LT~Gliederung 4" style:family="paragraph" style:parent-style-name="Master1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5" style:display-name="Master1-Layout2-obj-Заголовок-и-объект~LT~Gliederung 5" style:family="paragraph" style:parent-style-name="Master1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6" style:display-name="Master1-Layout2-obj-Заголовок-и-объект~LT~Gliederung 6" style:family="paragraph" style:parent-style-name="Master1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7" style:display-name="Master1-Layout2-obj-Заголовок-и-объект~LT~Gliederung 7" style:family="paragraph" style:parent-style-name="Master1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8" style:display-name="Master1-Layout2-obj-Заголовок-и-объект~LT~Gliederung 8" style:family="paragraph" style:parent-style-name="Master1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9" style:display-name="Master1-Layout2-obj-Заголовок-и-объект~LT~Gliederung 9" style:family="paragraph" style:parent-style-name="Master1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Titel" style:display-name="Master1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Untertitel" style:display-name="Master1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Notizen" style:display-name="Master1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Hintergrundobjekte" style:display-name="Master1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Hintergrund" style:display-name="Master1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Gliederung_20_1" style:display-name="Master1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Gliederung_20_2" style:display-name="Master1-Layout3-secHead-Заголовок-раздела~LT~Gliederung 2" style:family="paragraph" style:parent-style-name="Master1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Заголовок-раздела_7e_LT_7e_Gliederung_20_3" style:display-name="Master1-Layout3-secHead-Заголовок-раздела~LT~Gliederung 3" style:family="paragraph" style:parent-style-name="Master1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Заголовок-раздела_7e_LT_7e_Gliederung_20_4" style:display-name="Master1-Layout3-secHead-Заголовок-раздела~LT~Gliederung 4" style:family="paragraph" style:parent-style-name="Master1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5" style:display-name="Master1-Layout3-secHead-Заголовок-раздела~LT~Gliederung 5" style:family="paragraph" style:parent-style-name="Master1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6" style:display-name="Master1-Layout3-secHead-Заголовок-раздела~LT~Gliederung 6" style:family="paragraph" style:parent-style-name="Master1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7" style:display-name="Master1-Layout3-secHead-Заголовок-раздела~LT~Gliederung 7" style:family="paragraph" style:parent-style-name="Master1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8" style:display-name="Master1-Layout3-secHead-Заголовок-раздела~LT~Gliederung 8" style:family="paragraph" style:parent-style-name="Master1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9" style:display-name="Master1-Layout3-secHead-Заголовок-раздела~LT~Gliederung 9" style:family="paragraph" style:parent-style-name="Master1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Titel" style:display-name="Master1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Untertitel" style:display-name="Master1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Notizen" style:display-name="Master1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Hintergrundobjekte" style:display-name="Master1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Hintergrund" style:display-name="Master1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Gliederung_20_1" style:display-name="Master1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Gliederung_20_2" style:display-name="Master1-Layout4-twoObj-Два-объекта~LT~Gliederung 2" style:family="paragraph" style:parent-style-name="Master1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Два-объекта_7e_LT_7e_Gliederung_20_3" style:display-name="Master1-Layout4-twoObj-Два-объекта~LT~Gliederung 3" style:family="paragraph" style:parent-style-name="Master1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Два-объекта_7e_LT_7e_Gliederung_20_4" style:display-name="Master1-Layout4-twoObj-Два-объекта~LT~Gliederung 4" style:family="paragraph" style:parent-style-name="Master1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5" style:display-name="Master1-Layout4-twoObj-Два-объекта~LT~Gliederung 5" style:family="paragraph" style:parent-style-name="Master1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6" style:display-name="Master1-Layout4-twoObj-Два-объекта~LT~Gliederung 6" style:family="paragraph" style:parent-style-name="Master1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7" style:display-name="Master1-Layout4-twoObj-Два-объекта~LT~Gliederung 7" style:family="paragraph" style:parent-style-name="Master1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8" style:display-name="Master1-Layout4-twoObj-Два-объекта~LT~Gliederung 8" style:family="paragraph" style:parent-style-name="Master1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9" style:display-name="Master1-Layout4-twoObj-Два-объекта~LT~Gliederung 9" style:family="paragraph" style:parent-style-name="Master1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Titel" style:display-name="Master1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Untertitel" style:display-name="Master1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Notizen" style:display-name="Master1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Hintergrundobjekte" style:display-name="Master1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Hintergrund" style:display-name="Master1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Gliederung_20_1" style:display-name="Master1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Gliederung_20_2" style:display-name="Master1-Layout5-twoTxTwoObj-Сравнение~LT~Gliederung 2" style:family="paragraph" style:parent-style-name="Master1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Сравнение_7e_LT_7e_Gliederung_20_3" style:display-name="Master1-Layout5-twoTxTwoObj-Сравнение~LT~Gliederung 3" style:family="paragraph" style:parent-style-name="Master1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Сравнение_7e_LT_7e_Gliederung_20_4" style:display-name="Master1-Layout5-twoTxTwoObj-Сравнение~LT~Gliederung 4" style:family="paragraph" style:parent-style-name="Master1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5" style:display-name="Master1-Layout5-twoTxTwoObj-Сравнение~LT~Gliederung 5" style:family="paragraph" style:parent-style-name="Master1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6" style:display-name="Master1-Layout5-twoTxTwoObj-Сравнение~LT~Gliederung 6" style:family="paragraph" style:parent-style-name="Master1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7" style:display-name="Master1-Layout5-twoTxTwoObj-Сравнение~LT~Gliederung 7" style:family="paragraph" style:parent-style-name="Master1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8" style:display-name="Master1-Layout5-twoTxTwoObj-Сравнение~LT~Gliederung 8" style:family="paragraph" style:parent-style-name="Master1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9" style:display-name="Master1-Layout5-twoTxTwoObj-Сравнение~LT~Gliederung 9" style:family="paragraph" style:parent-style-name="Master1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Titel" style:display-name="Master1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Untertitel" style:display-name="Master1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Notizen" style:display-name="Master1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Hintergrundobjekte" style:display-name="Master1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Hintergrund" style:display-name="Master1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Gliederung_20_1" style:display-name="Master1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Gliederung_20_2" style:display-name="Master1-Layout6-titleOnly-Только-заголовок~LT~Gliederung 2" style:family="paragraph" style:parent-style-name="Master1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Только-заголовок_7e_LT_7e_Gliederung_20_3" style:display-name="Master1-Layout6-titleOnly-Только-заголовок~LT~Gliederung 3" style:family="paragraph" style:parent-style-name="Master1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Только-заголовок_7e_LT_7e_Gliederung_20_4" style:display-name="Master1-Layout6-titleOnly-Только-заголовок~LT~Gliederung 4" style:family="paragraph" style:parent-style-name="Master1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5" style:display-name="Master1-Layout6-titleOnly-Только-заголовок~LT~Gliederung 5" style:family="paragraph" style:parent-style-name="Master1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6" style:display-name="Master1-Layout6-titleOnly-Только-заголовок~LT~Gliederung 6" style:family="paragraph" style:parent-style-name="Master1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7" style:display-name="Master1-Layout6-titleOnly-Только-заголовок~LT~Gliederung 7" style:family="paragraph" style:parent-style-name="Master1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8" style:display-name="Master1-Layout6-titleOnly-Только-заголовок~LT~Gliederung 8" style:family="paragraph" style:parent-style-name="Master1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9" style:display-name="Master1-Layout6-titleOnly-Только-заголовок~LT~Gliederung 9" style:family="paragraph" style:parent-style-name="Master1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Titel" style:display-name="Master1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Untertitel" style:display-name="Master1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Notizen" style:display-name="Master1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Hintergrundobjekte" style:display-name="Master1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Hintergrund" style:display-name="Master1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Gliederung_20_1" style:display-name="Master1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Gliederung_20_2" style:display-name="Master1-Layout7-blank-Пустой-слайд~LT~Gliederung 2" style:family="paragraph" style:parent-style-name="Master1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Пустой-слайд_7e_LT_7e_Gliederung_20_3" style:display-name="Master1-Layout7-blank-Пустой-слайд~LT~Gliederung 3" style:family="paragraph" style:parent-style-name="Master1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Пустой-слайд_7e_LT_7e_Gliederung_20_4" style:display-name="Master1-Layout7-blank-Пустой-слайд~LT~Gliederung 4" style:family="paragraph" style:parent-style-name="Master1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5" style:display-name="Master1-Layout7-blank-Пустой-слайд~LT~Gliederung 5" style:family="paragraph" style:parent-style-name="Master1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6" style:display-name="Master1-Layout7-blank-Пустой-слайд~LT~Gliederung 6" style:family="paragraph" style:parent-style-name="Master1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7" style:display-name="Master1-Layout7-blank-Пустой-слайд~LT~Gliederung 7" style:family="paragraph" style:parent-style-name="Master1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8" style:display-name="Master1-Layout7-blank-Пустой-слайд~LT~Gliederung 8" style:family="paragraph" style:parent-style-name="Master1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9" style:display-name="Master1-Layout7-blank-Пустой-слайд~LT~Gliederung 9" style:family="paragraph" style:parent-style-name="Master1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Titel" style:display-name="Master1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Untertitel" style:display-name="Master1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Notizen" style:display-name="Master1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Hintergrundobjekte" style:display-name="Master1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Hintergrund" style:display-name="Master1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Gliederung_20_1" style:display-name="Master1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Gliederung_20_2" style:display-name="Master1-Layout8-objTx-Объект-с-подписью~LT~Gliederung 2" style:family="paragraph" style:parent-style-name="Master1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Объект-с-подписью_7e_LT_7e_Gliederung_20_3" style:display-name="Master1-Layout8-objTx-Объект-с-подписью~LT~Gliederung 3" style:family="paragraph" style:parent-style-name="Master1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Объект-с-подписью_7e_LT_7e_Gliederung_20_4" style:display-name="Master1-Layout8-objTx-Объект-с-подписью~LT~Gliederung 4" style:family="paragraph" style:parent-style-name="Master1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5" style:display-name="Master1-Layout8-objTx-Объект-с-подписью~LT~Gliederung 5" style:family="paragraph" style:parent-style-name="Master1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6" style:display-name="Master1-Layout8-objTx-Объект-с-подписью~LT~Gliederung 6" style:family="paragraph" style:parent-style-name="Master1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7" style:display-name="Master1-Layout8-objTx-Объект-с-подписью~LT~Gliederung 7" style:family="paragraph" style:parent-style-name="Master1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8" style:display-name="Master1-Layout8-objTx-Объект-с-подписью~LT~Gliederung 8" style:family="paragraph" style:parent-style-name="Master1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9" style:display-name="Master1-Layout8-objTx-Объект-с-подписью~LT~Gliederung 9" style:family="paragraph" style:parent-style-name="Master1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Titel" style:display-name="Master1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Untertitel" style:display-name="Master1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Notizen" style:display-name="Master1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Hintergrundobjekte" style:display-name="Master1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Hintergrund" style:display-name="Master1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Gliederung_20_1" style:display-name="Master1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Gliederung_20_2" style:display-name="Master1-Layout9-picTx-Рисунок-с-подписью~LT~Gliederung 2" style:family="paragraph" style:parent-style-name="Master1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Рисунок-с-подписью_7e_LT_7e_Gliederung_20_3" style:display-name="Master1-Layout9-picTx-Рисунок-с-подписью~LT~Gliederung 3" style:family="paragraph" style:parent-style-name="Master1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Рисунок-с-подписью_7e_LT_7e_Gliederung_20_4" style:display-name="Master1-Layout9-picTx-Рисунок-с-подписью~LT~Gliederung 4" style:family="paragraph" style:parent-style-name="Master1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5" style:display-name="Master1-Layout9-picTx-Рисунок-с-подписью~LT~Gliederung 5" style:family="paragraph" style:parent-style-name="Master1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6" style:display-name="Master1-Layout9-picTx-Рисунок-с-подписью~LT~Gliederung 6" style:family="paragraph" style:parent-style-name="Master1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7" style:display-name="Master1-Layout9-picTx-Рисунок-с-подписью~LT~Gliederung 7" style:family="paragraph" style:parent-style-name="Master1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8" style:display-name="Master1-Layout9-picTx-Рисунок-с-подписью~LT~Gliederung 8" style:family="paragraph" style:parent-style-name="Master1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9" style:display-name="Master1-Layout9-picTx-Рисунок-с-подписью~LT~Gliederung 9" style:family="paragraph" style:parent-style-name="Master1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Titel" style:display-name="Master1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Untertitel" style:display-name="Master1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Notizen" style:display-name="Master1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Hintergrundobjekte" style:display-name="Master1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Hintergrund" style:display-name="Master1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Gliederung_20_1" style:display-name="Master1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Gliederung_20_2" style:display-name="Master1-Layout10-vertTx-Заголовок-и-вертикальный-текст~LT~Gliederung 2" style:family="paragraph" style:parent-style-name="Master1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Заголовок-и-вертикальный-текст_7e_LT_7e_Gliederung_20_3" style:display-name="Master1-Layout10-vertTx-Заголовок-и-вертикальный-текст~LT~Gliederung 3" style:family="paragraph" style:parent-style-name="Master1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Заголовок-и-вертикальный-текст_7e_LT_7e_Gliederung_20_4" style:display-name="Master1-Layout10-vertTx-Заголовок-и-вертикальный-текст~LT~Gliederung 4" style:family="paragraph" style:parent-style-name="Master1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5" style:display-name="Master1-Layout10-vertTx-Заголовок-и-вертикальный-текст~LT~Gliederung 5" style:family="paragraph" style:parent-style-name="Master1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6" style:display-name="Master1-Layout10-vertTx-Заголовок-и-вертикальный-текст~LT~Gliederung 6" style:family="paragraph" style:parent-style-name="Master1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7" style:display-name="Master1-Layout10-vertTx-Заголовок-и-вертикальный-текст~LT~Gliederung 7" style:family="paragraph" style:parent-style-name="Master1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8" style:display-name="Master1-Layout10-vertTx-Заголовок-и-вертикальный-текст~LT~Gliederung 8" style:family="paragraph" style:parent-style-name="Master1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9" style:display-name="Master1-Layout10-vertTx-Заголовок-и-вертикальный-текст~LT~Gliederung 9" style:family="paragraph" style:parent-style-name="Master1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Titel" style:display-name="Master1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Untertitel" style:display-name="Master1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Notizen" style:display-name="Master1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Hintergrundobjekte" style:display-name="Master1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Hintergrund" style:display-name="Master1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Gliederung_20_1" style:display-name="Master1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Gliederung_20_2" style:display-name="Master1-Layout11-vertTitleAndTx-Вертикальный-заголовок-и-текст~LT~Gliederung 2" style:family="paragraph" style:parent-style-name="Master1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Вертикальный-заголовок-и-текст_7e_LT_7e_Gliederung_20_3" style:display-name="Master1-Layout11-vertTitleAndTx-Вертикальный-заголовок-и-текст~LT~Gliederung 3" style:family="paragraph" style:parent-style-name="Master1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Вертикальный-заголовок-и-текст_7e_LT_7e_Gliederung_20_4" style:display-name="Master1-Layout11-vertTitleAndTx-Вертикальный-заголовок-и-текст~LT~Gliederung 4" style:family="paragraph" style:parent-style-name="Master1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5" style:display-name="Master1-Layout11-vertTitleAndTx-Вертикальный-заголовок-и-текст~LT~Gliederung 5" style:family="paragraph" style:parent-style-name="Master1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6" style:display-name="Master1-Layout11-vertTitleAndTx-Вертикальный-заголовок-и-текст~LT~Gliederung 6" style:family="paragraph" style:parent-style-name="Master1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7" style:display-name="Master1-Layout11-vertTitleAndTx-Вертикальный-заголовок-и-текст~LT~Gliederung 7" style:family="paragraph" style:parent-style-name="Master1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8" style:display-name="Master1-Layout11-vertTitleAndTx-Вертикальный-заголовок-и-текст~LT~Gliederung 8" style:family="paragraph" style:parent-style-name="Master1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9" style:display-name="Master1-Layout11-vertTitleAndTx-Вертикальный-заголовок-и-текст~LT~Gliederung 9" style:family="paragraph" style:parent-style-name="Master1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Titel" style:display-name="Master1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Untertitel" style:display-name="Master1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Notizen" style:display-name="Master1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Hintergrundobjekte" style:display-name="Master1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Hintergrund" style:display-name="Master1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Gliederung_20_1" style:display-name="Master2-Специальное-оформл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Gliederung_20_2" style:display-name="Master2-Специальное-оформление~LT~Gliederung 2" style:family="paragraph" style:parent-style-name="Master2-Специальное-оформл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Специальное-оформление_7e_LT_7e_Gliederung_20_3" style:display-name="Master2-Специальное-оформление~LT~Gliederung 3" style:family="paragraph" style:parent-style-name="Master2-Специальное-оформл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Специальное-оформление_7e_LT_7e_Gliederung_20_4" style:display-name="Master2-Специальное-оформление~LT~Gliederung 4" style:family="paragraph" style:parent-style-name="Master2-Специальное-оформл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5" style:display-name="Master2-Специальное-оформление~LT~Gliederung 5" style:family="paragraph" style:parent-style-name="Master2-Специальное-оформл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6" style:display-name="Master2-Специальное-оформление~LT~Gliederung 6" style:family="paragraph" style:parent-style-name="Master2-Специальное-оформл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7" style:display-name="Master2-Специальное-оформление~LT~Gliederung 7" style:family="paragraph" style:parent-style-name="Master2-Специальное-оформл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8" style:display-name="Master2-Специальное-оформление~LT~Gliederung 8" style:family="paragraph" style:parent-style-name="Master2-Специальное-оформл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9" style:display-name="Master2-Специальное-оформление~LT~Gliederung 9" style:family="paragraph" style:parent-style-name="Master2-Специальное-оформл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Titel" style:display-name="Master2-Специальное-оформл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Untertitel" style:display-name="Master2-Специальное-оформл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Notizen" style:display-name="Master2-Специальное-оформл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Hintergrundobjekte" style:display-name="Master2-Специальное-оформл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Hintergrund" style:display-name="Master2-Специальное-оформл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Gliederung_20_1" style:display-name="Master2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Gliederung_20_2" style:display-name="Master2-Layout1-title-Титульный-слайд~LT~Gliederung 2" style:family="paragraph" style:parent-style-name="Master2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Титульный-слайд_7e_LT_7e_Gliederung_20_3" style:display-name="Master2-Layout1-title-Титульный-слайд~LT~Gliederung 3" style:family="paragraph" style:parent-style-name="Master2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Титульный-слайд_7e_LT_7e_Gliederung_20_4" style:display-name="Master2-Layout1-title-Титульный-слайд~LT~Gliederung 4" style:family="paragraph" style:parent-style-name="Master2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5" style:display-name="Master2-Layout1-title-Титульный-слайд~LT~Gliederung 5" style:family="paragraph" style:parent-style-name="Master2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6" style:display-name="Master2-Layout1-title-Титульный-слайд~LT~Gliederung 6" style:family="paragraph" style:parent-style-name="Master2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7" style:display-name="Master2-Layout1-title-Титульный-слайд~LT~Gliederung 7" style:family="paragraph" style:parent-style-name="Master2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8" style:display-name="Master2-Layout1-title-Титульный-слайд~LT~Gliederung 8" style:family="paragraph" style:parent-style-name="Master2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9" style:display-name="Master2-Layout1-title-Титульный-слайд~LT~Gliederung 9" style:family="paragraph" style:parent-style-name="Master2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Titel" style:display-name="Master2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Untertitel" style:display-name="Master2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Notizen" style:display-name="Master2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Hintergrundobjekte" style:display-name="Master2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Hintergrund" style:display-name="Master2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Gliederung_20_1" style:display-name="Master2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Gliederung_20_2" style:display-name="Master2-Layout2-obj-Заголовок-и-объект~LT~Gliederung 2" style:family="paragraph" style:parent-style-name="Master2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Заголовок-и-объект_7e_LT_7e_Gliederung_20_3" style:display-name="Master2-Layout2-obj-Заголовок-и-объект~LT~Gliederung 3" style:family="paragraph" style:parent-style-name="Master2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Заголовок-и-объект_7e_LT_7e_Gliederung_20_4" style:display-name="Master2-Layout2-obj-Заголовок-и-объект~LT~Gliederung 4" style:family="paragraph" style:parent-style-name="Master2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5" style:display-name="Master2-Layout2-obj-Заголовок-и-объект~LT~Gliederung 5" style:family="paragraph" style:parent-style-name="Master2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6" style:display-name="Master2-Layout2-obj-Заголовок-и-объект~LT~Gliederung 6" style:family="paragraph" style:parent-style-name="Master2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7" style:display-name="Master2-Layout2-obj-Заголовок-и-объект~LT~Gliederung 7" style:family="paragraph" style:parent-style-name="Master2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8" style:display-name="Master2-Layout2-obj-Заголовок-и-объект~LT~Gliederung 8" style:family="paragraph" style:parent-style-name="Master2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9" style:display-name="Master2-Layout2-obj-Заголовок-и-объект~LT~Gliederung 9" style:family="paragraph" style:parent-style-name="Master2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Titel" style:display-name="Master2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Untertitel" style:display-name="Master2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Notizen" style:display-name="Master2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Hintergrundobjekte" style:display-name="Master2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Hintergrund" style:display-name="Master2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Gliederung_20_1" style:display-name="Master2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Gliederung_20_2" style:display-name="Master2-Layout3-secHead-Заголовок-раздела~LT~Gliederung 2" style:family="paragraph" style:parent-style-name="Master2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Заголовок-раздела_7e_LT_7e_Gliederung_20_3" style:display-name="Master2-Layout3-secHead-Заголовок-раздела~LT~Gliederung 3" style:family="paragraph" style:parent-style-name="Master2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Заголовок-раздела_7e_LT_7e_Gliederung_20_4" style:display-name="Master2-Layout3-secHead-Заголовок-раздела~LT~Gliederung 4" style:family="paragraph" style:parent-style-name="Master2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5" style:display-name="Master2-Layout3-secHead-Заголовок-раздела~LT~Gliederung 5" style:family="paragraph" style:parent-style-name="Master2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6" style:display-name="Master2-Layout3-secHead-Заголовок-раздела~LT~Gliederung 6" style:family="paragraph" style:parent-style-name="Master2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7" style:display-name="Master2-Layout3-secHead-Заголовок-раздела~LT~Gliederung 7" style:family="paragraph" style:parent-style-name="Master2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8" style:display-name="Master2-Layout3-secHead-Заголовок-раздела~LT~Gliederung 8" style:family="paragraph" style:parent-style-name="Master2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9" style:display-name="Master2-Layout3-secHead-Заголовок-раздела~LT~Gliederung 9" style:family="paragraph" style:parent-style-name="Master2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Titel" style:display-name="Master2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Untertitel" style:display-name="Master2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Notizen" style:display-name="Master2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Hintergrundobjekte" style:display-name="Master2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Hintergrund" style:display-name="Master2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Gliederung_20_1" style:display-name="Master2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Gliederung_20_2" style:display-name="Master2-Layout4-twoObj-Два-объекта~LT~Gliederung 2" style:family="paragraph" style:parent-style-name="Master2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Два-объекта_7e_LT_7e_Gliederung_20_3" style:display-name="Master2-Layout4-twoObj-Два-объекта~LT~Gliederung 3" style:family="paragraph" style:parent-style-name="Master2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Два-объекта_7e_LT_7e_Gliederung_20_4" style:display-name="Master2-Layout4-twoObj-Два-объекта~LT~Gliederung 4" style:family="paragraph" style:parent-style-name="Master2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5" style:display-name="Master2-Layout4-twoObj-Два-объекта~LT~Gliederung 5" style:family="paragraph" style:parent-style-name="Master2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6" style:display-name="Master2-Layout4-twoObj-Два-объекта~LT~Gliederung 6" style:family="paragraph" style:parent-style-name="Master2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7" style:display-name="Master2-Layout4-twoObj-Два-объекта~LT~Gliederung 7" style:family="paragraph" style:parent-style-name="Master2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8" style:display-name="Master2-Layout4-twoObj-Два-объекта~LT~Gliederung 8" style:family="paragraph" style:parent-style-name="Master2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9" style:display-name="Master2-Layout4-twoObj-Два-объекта~LT~Gliederung 9" style:family="paragraph" style:parent-style-name="Master2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Titel" style:display-name="Master2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Untertitel" style:display-name="Master2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Notizen" style:display-name="Master2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Hintergrundobjekte" style:display-name="Master2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Hintergrund" style:display-name="Master2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Gliederung_20_1" style:display-name="Master2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Gliederung_20_2" style:display-name="Master2-Layout5-twoTxTwoObj-Сравнение~LT~Gliederung 2" style:family="paragraph" style:parent-style-name="Master2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Сравнение_7e_LT_7e_Gliederung_20_3" style:display-name="Master2-Layout5-twoTxTwoObj-Сравнение~LT~Gliederung 3" style:family="paragraph" style:parent-style-name="Master2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Сравнение_7e_LT_7e_Gliederung_20_4" style:display-name="Master2-Layout5-twoTxTwoObj-Сравнение~LT~Gliederung 4" style:family="paragraph" style:parent-style-name="Master2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5" style:display-name="Master2-Layout5-twoTxTwoObj-Сравнение~LT~Gliederung 5" style:family="paragraph" style:parent-style-name="Master2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6" style:display-name="Master2-Layout5-twoTxTwoObj-Сравнение~LT~Gliederung 6" style:family="paragraph" style:parent-style-name="Master2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7" style:display-name="Master2-Layout5-twoTxTwoObj-Сравнение~LT~Gliederung 7" style:family="paragraph" style:parent-style-name="Master2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8" style:display-name="Master2-Layout5-twoTxTwoObj-Сравнение~LT~Gliederung 8" style:family="paragraph" style:parent-style-name="Master2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9" style:display-name="Master2-Layout5-twoTxTwoObj-Сравнение~LT~Gliederung 9" style:family="paragraph" style:parent-style-name="Master2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Titel" style:display-name="Master2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Untertitel" style:display-name="Master2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Notizen" style:display-name="Master2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Hintergrundobjekte" style:display-name="Master2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Hintergrund" style:display-name="Master2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Gliederung_20_1" style:display-name="Master2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Gliederung_20_2" style:display-name="Master2-Layout6-titleOnly-Только-заголовок~LT~Gliederung 2" style:family="paragraph" style:parent-style-name="Master2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Только-заголовок_7e_LT_7e_Gliederung_20_3" style:display-name="Master2-Layout6-titleOnly-Только-заголовок~LT~Gliederung 3" style:family="paragraph" style:parent-style-name="Master2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Только-заголовок_7e_LT_7e_Gliederung_20_4" style:display-name="Master2-Layout6-titleOnly-Только-заголовок~LT~Gliederung 4" style:family="paragraph" style:parent-style-name="Master2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5" style:display-name="Master2-Layout6-titleOnly-Только-заголовок~LT~Gliederung 5" style:family="paragraph" style:parent-style-name="Master2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6" style:display-name="Master2-Layout6-titleOnly-Только-заголовок~LT~Gliederung 6" style:family="paragraph" style:parent-style-name="Master2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7" style:display-name="Master2-Layout6-titleOnly-Только-заголовок~LT~Gliederung 7" style:family="paragraph" style:parent-style-name="Master2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8" style:display-name="Master2-Layout6-titleOnly-Только-заголовок~LT~Gliederung 8" style:family="paragraph" style:parent-style-name="Master2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9" style:display-name="Master2-Layout6-titleOnly-Только-заголовок~LT~Gliederung 9" style:family="paragraph" style:parent-style-name="Master2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Titel" style:display-name="Master2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Untertitel" style:display-name="Master2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Notizen" style:display-name="Master2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Hintergrundobjekte" style:display-name="Master2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Hintergrund" style:display-name="Master2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Gliederung_20_1" style:display-name="Master2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Gliederung_20_2" style:display-name="Master2-Layout7-blank-Пустой-слайд~LT~Gliederung 2" style:family="paragraph" style:parent-style-name="Master2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Пустой-слайд_7e_LT_7e_Gliederung_20_3" style:display-name="Master2-Layout7-blank-Пустой-слайд~LT~Gliederung 3" style:family="paragraph" style:parent-style-name="Master2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Пустой-слайд_7e_LT_7e_Gliederung_20_4" style:display-name="Master2-Layout7-blank-Пустой-слайд~LT~Gliederung 4" style:family="paragraph" style:parent-style-name="Master2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5" style:display-name="Master2-Layout7-blank-Пустой-слайд~LT~Gliederung 5" style:family="paragraph" style:parent-style-name="Master2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6" style:display-name="Master2-Layout7-blank-Пустой-слайд~LT~Gliederung 6" style:family="paragraph" style:parent-style-name="Master2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7" style:display-name="Master2-Layout7-blank-Пустой-слайд~LT~Gliederung 7" style:family="paragraph" style:parent-style-name="Master2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8" style:display-name="Master2-Layout7-blank-Пустой-слайд~LT~Gliederung 8" style:family="paragraph" style:parent-style-name="Master2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9" style:display-name="Master2-Layout7-blank-Пустой-слайд~LT~Gliederung 9" style:family="paragraph" style:parent-style-name="Master2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Titel" style:display-name="Master2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Untertitel" style:display-name="Master2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Notizen" style:display-name="Master2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Hintergrundobjekte" style:display-name="Master2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Hintergrund" style:display-name="Master2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Gliederung_20_1" style:display-name="Master2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Gliederung_20_2" style:display-name="Master2-Layout8-objTx-Объект-с-подписью~LT~Gliederung 2" style:family="paragraph" style:parent-style-name="Master2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Объект-с-подписью_7e_LT_7e_Gliederung_20_3" style:display-name="Master2-Layout8-objTx-Объект-с-подписью~LT~Gliederung 3" style:family="paragraph" style:parent-style-name="Master2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Объект-с-подписью_7e_LT_7e_Gliederung_20_4" style:display-name="Master2-Layout8-objTx-Объект-с-подписью~LT~Gliederung 4" style:family="paragraph" style:parent-style-name="Master2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5" style:display-name="Master2-Layout8-objTx-Объект-с-подписью~LT~Gliederung 5" style:family="paragraph" style:parent-style-name="Master2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6" style:display-name="Master2-Layout8-objTx-Объект-с-подписью~LT~Gliederung 6" style:family="paragraph" style:parent-style-name="Master2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7" style:display-name="Master2-Layout8-objTx-Объект-с-подписью~LT~Gliederung 7" style:family="paragraph" style:parent-style-name="Master2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8" style:display-name="Master2-Layout8-objTx-Объект-с-подписью~LT~Gliederung 8" style:family="paragraph" style:parent-style-name="Master2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9" style:display-name="Master2-Layout8-objTx-Объект-с-подписью~LT~Gliederung 9" style:family="paragraph" style:parent-style-name="Master2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Titel" style:display-name="Master2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Untertitel" style:display-name="Master2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Notizen" style:display-name="Master2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Hintergrundobjekte" style:display-name="Master2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Hintergrund" style:display-name="Master2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Gliederung_20_1" style:display-name="Master2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Gliederung_20_2" style:display-name="Master2-Layout9-picTx-Рисунок-с-подписью~LT~Gliederung 2" style:family="paragraph" style:parent-style-name="Master2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Рисунок-с-подписью_7e_LT_7e_Gliederung_20_3" style:display-name="Master2-Layout9-picTx-Рисунок-с-подписью~LT~Gliederung 3" style:family="paragraph" style:parent-style-name="Master2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Рисунок-с-подписью_7e_LT_7e_Gliederung_20_4" style:display-name="Master2-Layout9-picTx-Рисунок-с-подписью~LT~Gliederung 4" style:family="paragraph" style:parent-style-name="Master2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5" style:display-name="Master2-Layout9-picTx-Рисунок-с-подписью~LT~Gliederung 5" style:family="paragraph" style:parent-style-name="Master2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6" style:display-name="Master2-Layout9-picTx-Рисунок-с-подписью~LT~Gliederung 6" style:family="paragraph" style:parent-style-name="Master2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7" style:display-name="Master2-Layout9-picTx-Рисунок-с-подписью~LT~Gliederung 7" style:family="paragraph" style:parent-style-name="Master2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8" style:display-name="Master2-Layout9-picTx-Рисунок-с-подписью~LT~Gliederung 8" style:family="paragraph" style:parent-style-name="Master2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9" style:display-name="Master2-Layout9-picTx-Рисунок-с-подписью~LT~Gliederung 9" style:family="paragraph" style:parent-style-name="Master2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Titel" style:display-name="Master2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Untertitel" style:display-name="Master2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Notizen" style:display-name="Master2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Hintergrundobjekte" style:display-name="Master2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Hintergrund" style:display-name="Master2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Gliederung_20_1" style:display-name="Master2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Gliederung_20_2" style:display-name="Master2-Layout10-vertTx-Заголовок-и-вертикальный-текст~LT~Gliederung 2" style:family="paragraph" style:parent-style-name="Master2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vertTx-Заголовок-и-вертикальный-текст_7e_LT_7e_Gliederung_20_3" style:display-name="Master2-Layout10-vertTx-Заголовок-и-вертикальный-текст~LT~Gliederung 3" style:family="paragraph" style:parent-style-name="Master2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vertTx-Заголовок-и-вертикальный-текст_7e_LT_7e_Gliederung_20_4" style:display-name="Master2-Layout10-vertTx-Заголовок-и-вертикальный-текст~LT~Gliederung 4" style:family="paragraph" style:parent-style-name="Master2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5" style:display-name="Master2-Layout10-vertTx-Заголовок-и-вертикальный-текст~LT~Gliederung 5" style:family="paragraph" style:parent-style-name="Master2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6" style:display-name="Master2-Layout10-vertTx-Заголовок-и-вертикальный-текст~LT~Gliederung 6" style:family="paragraph" style:parent-style-name="Master2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7" style:display-name="Master2-Layout10-vertTx-Заголовок-и-вертикальный-текст~LT~Gliederung 7" style:family="paragraph" style:parent-style-name="Master2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8" style:display-name="Master2-Layout10-vertTx-Заголовок-и-вертикальный-текст~LT~Gliederung 8" style:family="paragraph" style:parent-style-name="Master2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9" style:display-name="Master2-Layout10-vertTx-Заголовок-и-вертикальный-текст~LT~Gliederung 9" style:family="paragraph" style:parent-style-name="Master2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Titel" style:display-name="Master2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Untertitel" style:display-name="Master2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Notizen" style:display-name="Master2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Hintergrundobjekte" style:display-name="Master2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Hintergrund" style:display-name="Master2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Gliederung_20_1" style:display-name="Master2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Gliederung_20_2" style:display-name="Master2-Layout11-vertTitleAndTx-Вертикальный-заголовок-и-текст~LT~Gliederung 2" style:family="paragraph" style:parent-style-name="Master2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vertTitleAndTx-Вертикальный-заголовок-и-текст_7e_LT_7e_Gliederung_20_3" style:display-name="Master2-Layout11-vertTitleAndTx-Вертикальный-заголовок-и-текст~LT~Gliederung 3" style:family="paragraph" style:parent-style-name="Master2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vertTitleAndTx-Вертикальный-заголовок-и-текст_7e_LT_7e_Gliederung_20_4" style:display-name="Master2-Layout11-vertTitleAndTx-Вертикальный-заголовок-и-текст~LT~Gliederung 4" style:family="paragraph" style:parent-style-name="Master2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5" style:display-name="Master2-Layout11-vertTitleAndTx-Вертикальный-заголовок-и-текст~LT~Gliederung 5" style:family="paragraph" style:parent-style-name="Master2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6" style:display-name="Master2-Layout11-vertTitleAndTx-Вертикальный-заголовок-и-текст~LT~Gliederung 6" style:family="paragraph" style:parent-style-name="Master2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7" style:display-name="Master2-Layout11-vertTitleAndTx-Вертикальный-заголовок-и-текст~LT~Gliederung 7" style:family="paragraph" style:parent-style-name="Master2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8" style:display-name="Master2-Layout11-vertTitleAndTx-Вертикальный-заголовок-и-текст~LT~Gliederung 8" style:family="paragraph" style:parent-style-name="Master2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9" style:display-name="Master2-Layout11-vertTitleAndTx-Вертикальный-заголовок-и-текст~LT~Gliederung 9" style:family="paragraph" style:parent-style-name="Master2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Titel" style:display-name="Master2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Untertitel" style:display-name="Master2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Notizen" style:display-name="Master2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Hintergrundobjekte" style:display-name="Master2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Hintergrund" style:display-name="Master2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13</meta:editing-cycles>
    <meta:creation-date>2019-04-05T06:50:00</meta:creation-date>
    <dc:date>2021-06-18T17:32:55.803542937</dc:date>
    <meta:editing-duration>PT1H42M19S</meta:editing-duration>
    <meta:generator>LibreOffice/6.4.6.2$Linux_X86_64 LibreOffice_project/40$Build-2</meta:generator>
    <meta:document-statistic meta:table-count="1" meta:image-count="0" meta:object-count="0" meta:page-count="1" meta:paragraph-count="21" meta:word-count="79" meta:character-count="714" meta:non-whitespace-character-count="651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